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моральны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text:span><text:soft-page-break/><text:span text:style-name="T51">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4" text:outline-level="2"><text:soft-page-break/>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1449054435610168481"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text:soft-page-break/></text:p>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oft-page-break/><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soft-page-break/></text:p>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text:soft-page-break/></text:p>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text:soft-page-break/></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text:soft-page-break/>–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text:soft-page-break/>–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text:soft-page-break/>–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text:soft-page-break/></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text:soft-page-break/>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text:soft-page-break/>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text:soft-page-break/></text:p>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text:soft-page-break/>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text:soft-page-break/></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text:soft-page-break/></text:p>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text:soft-page-break/>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text:soft-page-break/>–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text:soft-page-break/>–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text:soft-page-break/>–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text:soft-page-break/>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text:soft-page-break/>–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text:soft-page-break/>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text:soft-page-break/>…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text:soft-page-break/>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6">***</text:p>
      <text:p text:style-name="P35"/>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text:soft-page-break/>–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text:soft-page-break/>–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text:soft-page-break/>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text:soft-page-break/></text:p>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text:soft-page-break/>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text:soft-page-break/>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text:soft-page-break/>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text:soft-page-break/>– Ты посылаешь меня, лучшего летуна Эквестрии, без-пяти-минут 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text:soft-page-break/>–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text:soft-page-break/>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text:soft-page-break/>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Тропинка исчезла в снежном сугробе.</text:p>
      <text:p text:style-name="P9"/>
      <text:p text:style-name="P4"><text:soft-page-break/>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6"/>
      <text:p text:style-name="P48">Столб света разделил тьму надвое, осветив белоснежную фигуру. Ультрамариновый луч исходил из рога аликорницы, прогнав прочь снег и метель.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oft-page-break/><text:span text:style-name="T41">Вьюга билась о границу освещённой зоны в яростном бессилии. Селестия коснулась меня своим </text:span><text:span text:style-name="T41">носом</text:span><text:span text:style-name="T41">.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text:soft-page-break/>–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text:span><text:span text:style-name="T1">открытого окна</text:span><text:span text:style-name="T11">. Я раскрыл глаза, в который раз наслаждаясь ясной головой </text:span><text:span text:style-name="T37">—</text:span><text:span text:style-name="T11"> роскошью, недоступной мне </text:span><text:span text:style-name="T11">за </text:span><text:span text:style-name="T1">год</text:span><text:span text:style-name="T1">ы</text:span><text:span text:style-name="T11"> </text:span><text:span text:style-name="T11">недосыпа </text:span><text:span text:style-name="T11">в прошлой жизни</text:span><text:span text:style-name="T11">. Краем уха услышал тихое шушуканье в саду.</text:span></text:p>
      <text:p text:style-name="P1"><text:span text:style-name="T1">Нацепи</text:span><text:span text:style-name="T1">в на </text:span><text:span text:style-name="T1">ноги </text:span><text:span text:style-name="T1">сандалии</text:span><text:span text:style-name="T1">, </text:span><text:span text:style-name="T1">подошёл к окну. </text:span><text:span text:style-name="T1">Благоухание з</text:span><text:span text:style-name="T1">аброшенн</text:span><text:span text:style-name="T1">ого</text:span><text:span text:style-name="T1"> </text:span><text:span text:style-name="T1">цветника щекотало ноздри</text:span><text:span text:style-name="T1">. <text:s/></text:span><text:span text:style-name="T1">Потревоженная стрекоза сорвалась с подоконника.</text:span><text:span text:style-name="T1"> Я </text:span><text:span text:style-name="T1">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span></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text:soft-page-break/></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text:soft-page-break/>–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text:span><text:span text:style-name="T41">книгоежка</text:span><text:span text:style-name="T41">.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text:soft-page-break/>Эквестрии силового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text:span><text:span text:style-name="T1">П</text:span><text:span text:style-name="T1">ринцесса Луна сказала, лучше бы её обратно на луну закинули.</text:span></text:p>
      <text:p text:style-name="P66"/>
      <text:p text:style-name="P66">Книгое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Нет. И заводить не собираюсь!</text:span></text:p>
      <text:p text:style-name="P33"><text:span text:style-name="T11">– </text:span><text:span text:style-name="T1">Упс! Эмм… А друзья?</text:span></text:p>
      <text:p text:style-name="P33"><text:span text:style-name="T11">– </text:span><text:span text:style-name="T1">У меня был друг. Погиб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мне Великое Откровени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text:soft-page-break/>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text:soft-page-break/>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ывали кружкам ручки, хотя держали их исключительно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text:soft-page-break/>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что такое айтишник? И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oft-page-break/><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text:soft-page-break/>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выбрал мачту и поднялся <text:soft-page-break/>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text:soft-page-break/>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text:soft-page-break/>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oft-page-break/><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oft-page-break/><text:span text:style-name="T11">– </text:span>Что за…?</text:p>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text:soft-page-break/>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text:soft-page-break/>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дьявол!!!</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soft-page-break/></text:p>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text:soft-page-break/>–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text:soft-page-break/>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text:soft-page-break/>–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text:soft-page-break/>–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text:soft-page-break/>–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1">24пн</text:p>
      <text:p text:style-name="P71">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text:soft-page-break/>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text:soft-page-break/>–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text:soft-page-break/></text:p>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text:soft-page-break/></text:p>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oft-page-break/><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oft-page-break/><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5"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oft-page-break/><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text:soft-page-break/></text:p>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6"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text:soft-page-break/>–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text:soft-page-break/>–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4"><text:span text:style-name="T11">–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text:soft-page-break/>–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text:soft-page-break/>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text:soft-page-break/>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text:soft-page-break/>–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0"/>
      <text:p text:style-name="P110">Я подозрительно посмотрел на Анакорна.</text:p>
      <text:p text:style-name="P110"/>
      <text:p text:style-name="P109"><text:span text:style-name="T18">– </text:span><text:span text:style-name="T51">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text:soft-page-break/></text:p>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text:soft-page-break/></text:p>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9"><text:soft-page-break/>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text:soft-page-break/>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09T01:15:18.02</dc:date>
    <meta:editing-duration>P155DT18H41M2S</meta:editing-duration>
    <meta:editing-cycles>992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5" meta:paragraph-count="4911" meta:word-count="107926" meta:character-count="686177"/>
  </office:meta>
</office:document-meta>
</file>